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5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/00/00</text:date>, <text:time style:data-style-name="N2" text:time-value="17:24:47.01405043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12:19.022920487</meta:creation-date>
    <dc:date>2017-06-17T17:25:08.184935052</dc:date>
    <meta:editing-duration>PT1M4S</meta:editing-duration>
    <meta:editing-cycles>3</meta:editing-cycles>
    <meta:generator>LibreOffice/5.1.6.2$Linux_X86_64 LibreOffice_project/10m0$Build-2</meta:generator>
    <meta:document-statistic meta:table-count="1" meta:cell-count="6125" meta:object-count="0"/>
  </office:meta>
</office:document-meta>
</file>